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sans-serif"/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ucida Console"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text-properties style:font-name="Lucida Console" fo:font-size="14pt" style:font-size-asian="14pt" style:font-size-complex="14pt"/>
    </style:style>
    <style:style style:name="P3" style:family="paragraph" style:parent-style-name="Standard">
      <style:text-properties style:font-name="Lucida Console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Lucida Console" fo:font-size="14pt" fo:font-weight="normal" fo:background-color="#66ffff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Lucida Console" fo:font-size="14pt" fo:font-weight="normal" fo:background-color="#cc9900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Lucida Console" fo:font-size="14pt" fo:font-weight="normal" fo:background-color="#999966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Lucida Console" fo:font-size="14pt" fo:font-weight="normal" fo:background-color="#66ffff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ff420e" style:font-weight-asian="normal" style:font-weight-complex="normal"/>
    </style:style>
    <style:style style:name="T3" style:family="text">
      <style:text-properties fo:font-weight="normal" fo:background-color="#66ffff" style:font-weight-asian="normal" style:font-weight-complex="normal"/>
    </style:style>
    <style:style style:name="T4" style:family="text">
      <style:text-properties fo:font-weight="normal" fo:background-color="#ffff66" style:font-weight-asian="normal" style:font-weight-complex="normal"/>
    </style:style>
    <style:style style:name="T5" style:family="text">
      <style:text-properties fo:font-weight="normal" fo:background-color="#ff99cc" style:font-weight-asian="normal" style:font-weight-complex="normal"/>
    </style:style>
    <style:style style:name="T6" style:family="text">
      <style:text-properties fo:font-weight="normal" fo:background-color="#9999ff" style:font-weight-asian="normal" style:font-weight-complex="normal"/>
    </style:style>
    <style:style style:name="T7" style:family="text">
      <style:text-properties fo:font-weight="normal" fo:background-color="#ffcc00" style:font-weight-asian="normal" style:font-weight-complex="normal"/>
    </style:style>
    <style:style style:name="T8" style:family="text">
      <style:text-properties fo:font-weight="normal" fo:background-color="#cc9900" style:font-weight-asian="normal" style:font-weight-complex="normal"/>
    </style:style>
    <style:style style:name="T9" style:family="text">
      <style:text-properties fo:font-weight="normal" fo:background-color="#999966" style:font-weight-asian="normal" style:font-weight-complex="normal"/>
    </style:style>
    <style:style style:name="T10" style:family="text">
      <style:text-properties fo:font-weight="normal" fo:background-color="#ccff99" style:font-weight-asian="normal" style:font-weight-complex="normal"/>
    </style:style>
    <style:style style:name="T11" style:family="text">
      <style:text-properties fo:font-weight="normal" fo:background-color="#33ff99" style:font-weight-asian="normal" style:font-weight-complex="normal"/>
    </style:style>
    <style:style style:name="T12" style:family="text">
      <style:text-properties fo:font-weight="normal" fo:background-color="#000000" style:font-weight-asian="normal" style:font-weight-complex="normal"/>
    </style:style>
    <style:style style:name="T13" style:family="text">
      <style:text-properties fo:background-color="#66ffff"/>
    </style:style>
    <style:style style:name="T14" style:family="text">
      <style:text-properties fo:background-color="#33ff99"/>
    </style:style>
    <style:style style:name="T15" style:family="text">
      <style:text-properties fo:background-color="#ff99cc"/>
    </style:style>
    <style:style style:name="T16" style:family="text">
      <style:text-properties fo:background-color="#9999ff"/>
    </style:style>
    <style:style style:name="T17" style:family="text">
      <style:text-properties fo:background-color="#cc9900"/>
    </style:style>
    <style:style style:name="T18" style:family="text">
      <style:text-properties fo:background-color="#000000"/>
    </style:style>
    <style:style style:name="T19" style:family="text">
      <style:text-properties fo:background-color="#ff3333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font-name="Lucida Console" fo:font-size="14pt" style:font-size-asian="14pt" style:font-size-complex="14pt"/>
    </style:style>
    <style:style style:name="T22" style:family="text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T23" style:family="text">
      <style:text-properties style:font-name="Lucida Console" fo:font-size="14pt" fo:font-weight="normal" fo:background-color="#0000ff" style:font-size-asian="14pt" style:font-weight-asian="normal" style:font-size-complex="14pt" style:font-weight-complex="normal"/>
    </style:style>
    <style:style style:name="T24" style:family="text">
      <style:text-properties style:font-name="Lucida Console" fo:background-color="#cc9900"/>
    </style:style>
    <style:style style:name="T25" style:family="text">
      <style:text-properties fo:background-color="#0000ff"/>
    </style:style>
    <style:style style:name="T26" style:family="text">
      <style:text-properties fo:background-color="#ff0000"/>
    </style:style>
    <style:style style:name="T27" style:family="text">
      <style:text-properties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naczniki występujące w historii CGM:</text:p>
      <text:p text:style-name="P2"/>
      <text:p text:style-name="P2">CGMDataEnd <text:s text:c="6"/>CGMRecordType = <text:span text:style-name="T2">0x01</text:span> - koniec danych (1 bajt danych)</text:p>
      <text:p text:style-name="P2">CGMWeakSignal <text:s text:c="3"/>CGMRecordType = <text:span text:style-name="T4">0x02</text:span> - utrata sygnału z nadajnika (2 bajty danych)</text:p>
      <text:p text:style-name="P2">CGMCal <text:s text:c="10"/>CGMRecordType = <text:span text:style-name="T7">0x03</text:span> - potrzebna kalibracja (2 bajty danych)</text:p>
      <text:p text:style-name="P2">CGMPacket <text:s text:c="7"/>CGMRecordType = <text:span text:style-name="T1">0x04</text:span> - pakiet ?</text:p>
      <text:p text:style-name="P2">CGMError <text:s text:c="8"/>CGMRecordType = <text:span text:style-name="T1">0x05</text:span> - błąd ? (2 bajty danych)</text:p>
      <text:p text:style-name="P2">CGMDataLow <text:s text:c="6"/>CGMRecordType = <text:span text:style-name="T1">0x06</text:span> – osiągnięty dolny limit glikemii</text:p>
      <text:p text:style-name="P2">CGMDataHigh <text:s text:c="5"/>CGMRecordType = <text:span text:style-name="T1">0x07</text:span> – osiągnięty górny limit glikemii</text:p>
      <text:p text:style-name="P2">CGMTimestamp <text:s text:c="4"/>CGMRecordType = <text:span text:style-name="T3">0x08</text:span> - stempel czasu (5 bajtów danych)</text:p>
      <text:p text:style-name="P2">CGMBatteryChange CGMRecordType = <text:span text:style-name="T10">0x0A</text:span> - zmiana baterii w pompie posiada automatycznie doklejony stempel czasu (5 bajtów danych)</text:p>
      <text:p text:style-name="P2">CGMStatus <text:s text:c="7"/>CGMRecordType = <text:span text:style-name="T9">0x0B</text:span> - status ? (5 bajtów danych)</text:p>
      <text:p text:style-name="P2">CGMTimeChange <text:s text:c="3"/>CGMRecordType = <text:span text:style-name="T1">0x0C</text:span> - zmiana czasu w pompie</text:p>
      <text:p text:style-name="P2">CGMSync <text:s text:c="9"/>CGMRecordType = <text:span text:style-name="T8">0x0D</text:span> - ponowna synchronizacja z nadajnikiem posiada automatycznie doklejony stempel czasu (5 bajtów <text:s text:c="12"/><text:tab/><text:tab/><text:tab/><text:tab/><text:tab/><text:tab/><text:tab/><text:tab/><text:tab/><text:tab/><text:tab/>danych)</text:p>
      <text:p text:style-name="P2">CGMCalBG <text:s text:c="8"/>CGMRecordType = <text:span text:style-name="T6">0x0E</text:span> - wprowadzona kalibracja posiada automatycznie doklejony stempel czasu (6 bajtów danych)</text:p>
      <text:p text:style-name="P2">CGMCalFactor <text:s text:c="4"/>CGMRecordType = <text:span text:style-name="T5">0x0F</text:span> - współczynnik kalibracji posiada automatycznie doklejony stempel czasu (7 bajtów danych)</text:p>
      <text:p text:style-name="Standard"><text:span text:style-name="T21"><text:s text:c="17"/>CGMRecordType = </text:span><text:span text:style-name="T23">0x10</text:span><text:span text:style-name="T22"> – nieznane zdarzenie posiada automatycznie doklejony stempel czasu (8 bajtów danych)</text:span></text:p>
      <text:p text:style-name="P2"><text:s text:c="17"/>CGMRecordType = <text:span text:style-name="T12">0x13</text:span><text:span text:style-name="T1"> - prawdopodobnie pomiary uzupełnione w pompie z danych historycznych nadajnika</text:span></text:p>
      <text:p text:style-name="P3"/>
      <text:p text:style-name="P2"><text:span text:style-name="T1"><text:s text:c="17"/></text:span><text:span text:style-name="T11">KOLOR ZIELONY TO REKORDY GLIKEMII</text:span></text:p>
      <text:p text:style-name="P3"/>
      <text:p text:style-name="P8">13 13 7A 0D 08 43 3F 13 13 48 0E 08 3A 35 30 2B 27 26 28 13 28 13 28 13 27 32 13 2E 13 2B 13 29 13 28 13 27 13 27 13 13 61 0F 08 13 53 61 0F 08 13 27 29 13 29 26 26 28 2C 31 36 3A 3F 44 45 43</text:p>
      <text:p text:style-name="P8">3F 3A 35 30 2B 27 13 13 4D 11 08 26 28 2C 31 36 3A 3F 13 35 3B 13 13 7A 11 08 00 03 8C 13 13 45 12 0E 13 13 43 12 08 91 13 13 47 12 0E 13 13 43 12 08 13 02 13 13 48 12 08 13 13 48 12 08 13 13</text:p>
      <text:p text:style-name="P8">48 12 08 13 13 48 12 08 13 13 48 12 08 13 53 48 12 08 13 02 00 03 13 53 52 12 08 13 53 58 12 0B 13 53 52 12 08 13 73 40 13 0D 00 03 00 03 00 03 00 03 00 03 00 03 00 03 00 03 69 13 13 40 13 0E</text:p>
      <text:p text:style-name="P8">13 53 40 13 08 13 73 42 13 0D 13 13 40 13 08 13 53 40 13 08 13 73 48 13 0D 13 13 49 13 0B 13 33 49 13 0B 13 53 40 13 08 13 73 49 13 0D 01 03 01 03 34 8A 15 13 13 4E 13 0F 37 3C 13 13 58 13 08</text:p>
      <text:p text:style-name="P8"><text:span text:style-name="T13">13 13 58 13 08</text:span> <text:span text:style-name="T13">13 13 58 13 08</text:span> <text:span text:style-name="T14">42</text:span> <text:span text:style-name="T13">13 13 5D 13 08</text:span> <text:span text:style-name="T14">49</text:span> <text:span text:style-name="T14">4F</text:span> <text:span text:style-name="T14">56</text:span> <text:span text:style-name="T14">5C</text:span> <text:span text:style-name="T14">5D</text:span> <text:span text:style-name="T13">13 13 76 13 08</text:span> <text:span text:style-name="T14">5A</text:span> <text:span text:style-name="T14">55</text:span> <text:span text:style-name="T14">4E</text:span> <text:span text:style-name="T14">48</text:span> <text:span text:style-name="T25">00 00 01 13 13 52 14 10</text:span> <text:span text:style-name="T14">41</text:span> <text:span text:style-name="T14">3B</text:span> <text:span text:style-name="T14">34</text:span> <text:span text:style-name="T14">33</text:span> <text:span text:style-name="T14">36</text:span> <text:span text:style-name="T14">3C</text:span> <text:span text:style-name="T14">42</text:span> <text:span text:style-name="T14">48</text:span> <text:span text:style-name="T14">4F</text:span> <text:span text:style-name="T14">56</text:span> <text:span text:style-name="T14">5C</text:span> <text:span text:style-name="T14">5D</text:span> <text:span text:style-name="T14">5A</text:span> <text:span text:style-name="T27">13 02</text:span> <text:span text:style-name="T13">13 13 58 15 08</text:span> <text:span text:style-name="T13">13 13 58 15 08</text:span> <text:span text:style-name="T26">01</text:span></text:p>
      <text:p text:style-name="P8"/>
      <text:p text:style-name="P8"/>
      <text:p text:style-name="P8">13 13 58 13 08 13 13 58 13 08 42 13 13 5D 13 08 49 4F 56 5C 5D 13 13 76 13 08 5A 55 4E 48 00 00 01 13 13 52 14 10 41 3B 34 33 36 3C 42 48 4F 56 5C 5D <text:span text:style-name="T14">5A</text:span> <text:span text:style-name="T18">13</text:span> <text:span text:style-name="T14">49</text:span> <text:span text:style-name="T13">13 13 58 15 08</text:span> <text:span text:style-name="T13">13 13 58 15 08</text:span> <text:span text:style-name="T14">47</text:span></text:p>
      <text:p text:style-name="P8"><text:span text:style-name="T14">44</text:span> <text:span text:style-name="T14">3F</text:span> <text:span text:style-name="T14">3A</text:span> <text:span text:style-name="T14">34</text:span> <text:span text:style-name="T14">33</text:span> <text:span text:style-name="T14">36</text:span> <text:span text:style-name="T14">3C</text:span> <text:span text:style-name="T14">42</text:span> <text:span text:style-name="T14">48</text:span> <text:span text:style-name="T14">4F</text:span> <text:span text:style-name="T14">56</text:span> <text:span text:style-name="T18">13</text:span> <text:span text:style-name="T14">48</text:span> <text:span text:style-name="T14">4F</text:span> <text:span text:style-name="T14">53</text:span> <text:span text:style-name="T27">13 02</text:span> <text:span text:style-name="T13">13 13 6C 16 08</text:span> <text:span text:style-name="T26">01</text:span> 00 00 00 00 00 00 00 00 00 00 00 00 00 00 00 00 00 00 00 00 00 00 00 00 00 00 00 00 00 00 00 00 00 00 00 00 00 00 00 00 00</text:p>
      <text:p text:style-name="P4"/>
      <text:p text:style-name="P3">obliczanie wartości glikemii z bajtów, np: hex <text:span text:style-name="T14">28</text:span>=dec 40 mnożymy razy 2, wynik glikemii = 80</text:p>
      <text:p text:style-name="P3"><text:s text:c="43"/>hex <text:span text:style-name="T14">1C</text:span>=dec 28 mnożymy razy 2, wynik glikemii = 56</text:p>
      <text:p text:style-name="P3"><text:s text:c="43"/>hex <text:span text:style-name="T14">35</text:span>=dec 53 mnożymy razy 2, wynik glikemii = 106</text:p>
      <text:p text:style-name="P3"/>
      <text:p text:style-name="P3">Znaczniki zdarzeń w payloadzie występują zawsze na końcach tych zdarzeń,</text:p>
      <text:p text:style-name="P3">jeśli zdarzenie zawiera 5 bajtów, to znaczy, że zawiera tylko znacznik i stempel czasu, np:</text:p>
      <text:p text:style-name="P4">12 5E 22 D0 08</text:p>
      <text:p text:style-name="P5">12 7E 01 CC 0D</text:p>
      <text:p text:style-name="P6">12 1E 39 CB 0B</text:p>
      <text:p text:style-name="P6"/>
      <text:p text:style-name="P3">przykładowe wyliczenie ze stempla czasu:</text:p>
      <text:p text:style-name="P3"><text:span text:style-name="T13">12 5E 22 D0 08</text:span> - <text:span text:style-name="T13">08</text:span>- znacznik stempla czasu, <text:span text:style-name="T13">12 5E 22 D0</text:span>- stempel czasu</text:p>
      <text:p text:style-name="P3"><text:s text:c="57"/><text:span text:style-name="T13">12</text:span> &amp; 7F = 12hex = 18 rok</text:p>
      <text:p text:style-name="P3"><text:s text:c="57"/><text:span text:style-name="T13">5E</text:span> &amp; 1F = 1Ehex = 30 miesiąc i dzień: 12-30 </text:p>
      <text:p text:style-name="P3"><text:s text:c="57"/><text:span text:style-name="T13">22</text:span> &amp; 3F = 22hex = 34 minuta</text:p>
      <text:p text:style-name="P3"><text:s text:c="57"/><text:span text:style-name="T13">D0</text:span> &amp; 1F = 10hex = 16 godzina</text:p>
      <text:p text:style-name="P3"/>
      <text:p text:style-name="P3">jeśli zdarzenie zawiera 6 lub 7 bajtów, to znaczy, że zawiera znacznik zdarzenia, stempel czasu tego zdarzenia i wartość zdarzenia, np:</text:p>
      <text:p text:style-name="P3"><text:span text:style-name="T16">37 12 1E 37 CD 0E</text:span> - <text:span text:style-name="T16">0E</text:span> - znacznik wprowadzenia kalibracji, hex <text:span text:style-name="T16">37</text:span>=dec 55 - wartość kalibracji, <text:span text:style-name="T16">12 1E 37 CD</text:span> - stempel czasu</text:p>
      <text:p text:style-name="P3"><text:s text:c="77"/><text:span text:style-name="T16">12</text:span> &amp; 7F = 12hex = 18 rok</text:p>
      <text:p text:style-name="P3"><text:s text:c="77"/><text:span text:style-name="T16">1E</text:span> &amp; 1F = 1Ehex = 30 miesiąc i dzień: 12-30 </text:p>
      <text:p text:style-name="P3"><text:s text:c="77"/><text:span text:style-name="T16">37</text:span> &amp; 3F = 37hex = 55 minuta</text:p>
      <text:p text:style-name="P3"><text:s text:c="77"/><text:span text:style-name="T16">CD</text:span> &amp; 1F = 0Dhex = 13 godzina</text:p>
      <text:p text:style-name="P3"/>
      <text:p text:style-name="P3"><text:span text:style-name="T15">7B 0B 12 1E 08 CE 0F</text:span> - <text:span text:style-name="T15">0F</text:span>- znacznik współczynnika kalibracji, <text:span text:style-name="T15">7B 0B</text:span> - współczynnik kalibracji 0B7Bhex = 2,939 <text:s/><text:span text:style-name="T15">12 1E 08 CE</text:span>- stempel czasu</text:p>
      <text:p text:style-name="P3"><text:s text:c="72"/><text:span text:style-name="T15">12</text:span> &amp; 7F = 12hex = 18 rok</text:p>
      <text:p text:style-name="P3"><text:s text:c="72"/><text:span text:style-name="T15">1E</text:span> &amp; 1F = 1Ehex = 30 miesiąc i dzień: 12-30</text:p>
      <text:p text:style-name="P3"><text:s text:c="72"/><text:span text:style-name="T15">08</text:span> &amp; 3F = 08hex = 08 minuta</text:p>
      <text:p text:style-name="P3"><text:s text:c="72"/><text:span text:style-name="T15">CE</text:span> &amp; 1F = Ehex = 14 godzina</text:p>
      <text:p text:style-name="P3"/>
      <text:p text:style-name="P3"/>
      <text:p text:style-name="P1"><text:span text:style-name="T20">(</text:span><text:a xlink:type="simple" xlink:href="https://github.com/ecc1/medtronic/blob/master/cgmrecord.go#L79" text:style-name="Internet_20_link" text:visited-style-name="Visited_20_Internet_20_Link"><text:span text:style-name="T20">https://github.com/ecc1/medtronic/blob/master/cgmrecord.go#L79</text:span></text:a><text:span text:style-name="T20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sans-serif"/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58M7S</meta:editing-duration>
    <meta:editing-cycles>18</meta:editing-cycles>
    <meta:generator>OpenOffice/4.1.5$Win32 OpenOffice.org_project/415m1$Build-9789</meta:generator>
    <dc:date>2019-01-19T23:24:59.66</dc:date>
    <dc:creator>Sławomir Malinowski</dc:creator>
    <meta:document-statistic meta:table-count="0" meta:image-count="0" meta:object-count="0" meta:page-count="1" meta:paragraph-count="51" meta:word-count="920" meta:character-count="5127"/>
    <meta:user-defined meta:name="Info 1"/>
    <meta:user-defined meta:name="Info 2"/>
    <meta:user-defined meta:name="Info 3"/>
    <meta:user-defined meta:name="Info 4"/>
  </office:meta>
</office:document-meta>
</file>